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body>
    <office:text>
      <text:h text:style-name="Heading2" text:outline-level="2">
                <text:span>Week 1</text:span>
            </text:h>
      <text:p text:style-name="Normal">
                <text:span>Assignment</text:span>
            </text:p>
      <text:p text:style-name="Normal">
                <text:span>
Course 1</text:span>
            </text:p>
      <text:list>
        <text:list-item>
          <text:p text:style-name="Normal">
                        <text:span>建立個人Github帳號: </text:span>
                        <text:a xlink:type="simple" xlink:href="https://https://github.com/YuHsinLiang">
                            <text:span>梁育新的GitHub</text:span>
                        </text:a>
                    </text:p>
        </text:list-item>
        <text:list-item>
          <text:p text:style-name="Normal">
                        <text:span>建立本課程專用Repository: </text:span>
                        <text:a xlink:type="simple" xlink:href="https://github.com/YuHsinLiang/NTU-CSX-DataScience">
                            <text:span>YuHsinLiang/NTU-CSX-DataScience</text:span>
                        </text:a>
                    </text:p>
        </text:list-item>
        <text:list-item>
          <text:p text:style-name="Normal">
                        <text:span>在該 repository 當中上傳建立一命名為 week_1的資料夾: </text:span>
                        <text:a xlink:type="simple" xlink:href="https://https://github.com/YuHsinLiang/NTU-CSX-DataScience/tree/master/week_1">
                            <text:span>week_1</text:span>
                        </text:a>
                    </text:p>
        </text:list-item>
        <text:list-item>
          <text:p text:style-name="Normal">
                        <text:span>於該資料夾中，上傳本周練習的成果檔案</text:span>
                    </text:p>
        </text:list-item>
      </text:list>
      <text:p text:style-name="Normal">
                <text:span>HW 1</text:span>
            </text:p>
      <text:list>
        <text:list-item>
          <text:p text:style-name="Normal">
                        <text:a xlink:type="simple" xlink:href="https://https://github.com/YuHsinLiang/NTU-CSX-DataScience/blob/master/week_1/hw1_basic">
                            <text:span>Coding Basics</text:span>
                        </text:a>
                    </text:p>
        </text:list-item>
        <text:list-item>
          <text:p text:style-name="Normal">
                        <text:a xlink:type="simple" xlink:href="https://https://github.com/YuHsinLiang/NTU-CSX-DataScience/blob/master/week_1/hw_%20guess%20number">
                            <text:span>Guess Number</text:span>
                        </text:a>
                    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PMingLiU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25in" fo:margin-bottom="0.125in" fo:line-height="150%"/>
      <style:text-properties style:font-name="Calibri Light" style:font-name-asian="PMingLiU" style:font-name-complex="Times New Roman" fo:font-weight="bold" style:font-weight-asian="bold" style:font-weight-complex="bold" style:letter-kerning="true" fo:font-size="26pt" style:font-size-asian="26pt" style:font-size-complex="26pt" fo:hyphenate="false"/>
    </style:style>
    <style:style style:name="Heading2" style:display-name="Heading 2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22pt" style:font-size-asian="22pt" style:font-size-complex="22pt" fo:hyphenate="false"/>
    </style:style>
    <style:style style:name="Heading3" style:display-name="Heading 3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18pt" style:font-size-asian="18pt" style:font-size-complex="18pt" fo:hyphenate="false"/>
    </style:style>
    <style:style style:name="Heading4" style:display-name="Heading 4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Heading5" style:display-name="Heading 5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14pt" style:font-size-asian="14pt" style:font-size-complex="14pt" fo:hyphenate="false"/>
    </style:style>
    <style:style style:name="Heading6" style:display-name="Heading 6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12pt" style:font-size-asian="12pt" style:font-size-complex="12pt" fo:hyphenate="false"/>
    </style:style>
    <style:style style:name="Normal" style:display-name="Normal" style:family="paragraph">
      <style:paragraph-properties fo:widows="0" fo:orphans="0"/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PMingLiU" style:font-name-complex="Times New Roman" fo:font-weight="bold" style:font-weight-asian="bold" style:font-weight-complex="bold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1in" fo:margin-left="1.25in" fo:margin-bottom="1in" fo:margin-right="1.25in" style:num-format="1" style:writing-mode="lr-tb" style:layout-grid-mode="line" style:layout-grid-lines="3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/office:meta>
</office:document-meta>
</file>